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0">
      <style:drawing-page-properties draw:fill="gradient" draw:fill-gradient-name="a1299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draw:fill="none" draw:stroke="none"/>
    </style:style>
    <style:style style:family="presentation" style:name="a1306">
      <style:graphic-properties draw:fill="none" draw:stroke="none"/>
    </style:style>
    <style:style style:family="presentation" style:name="a1307">
      <style:graphic-properties draw:fill="none" draw:stroke="non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9">
      <style:drawing-page-properties draw:fill="gradient" draw:fill-gradient-name="a1308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non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0">
      <style:drawing-page-properties draw:fill="gradient" draw:fill-gradient-name="a1289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2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draw:fill="none" draw:stroke="none"/>
    </style:style>
    <style:style style:family="presentation" style:name="a1296">
      <style:graphic-properties draw:fill="none" draw:stroke="non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none"/>
    </style:style>
    <style:style style:family="presentation" style:name="a1298">
      <style:graphic-properties draw:fill="none" draw:stroke="non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4">
      <style:graphic-properties draw:fill="none" draw:stroke="none"/>
    </style:style>
    <style:style style:family="presentation" style:name="a1315">
      <style:graphic-properties draw:fill="none" draw:stroke="non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0">
      <style:drawing-page-properties draw:fill="gradient" draw:fill-gradient-name="a1249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5">
      <style:drawing-page-properties draw:fill="gradient" draw:fill-gradient-name="a1324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1">
      <style:drawing-page-properties draw:fill="gradient" draw:fill-gradient-name="a1140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3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90">
      <style:drawing-page-properties draw:fill="gradient" draw:fill-gradient-name="a1189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draw:fill="none" draw:stroke="none"/>
    </style:style>
    <style:style style:family="text" style:name="a1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7">
      <style:drawing-page-properties draw:fill="gradient" draw:fill-gradient-name="a1196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draw:fill="none" draw:stroke="none"/>
    </style:style>
    <style:style style:family="paragraph" style:name="a126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gradient" draw:fill-gradient-name="a1211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3">
      <style:graphic-properties draw:fill="none" draw:stroke="none"/>
    </style:style>
    <style:style style:family="paragraph" style:name="a1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4">
      <style:graphic-properties draw:fill="none" draw:stroke="non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6">
      <style:drawing-page-properties draw:fill="gradient" draw:fill-gradient-name="a1265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aragraph" style:name="a12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draw:fill="none" draw:stroke="none"/>
    </style:style>
    <style:style style:family="presentation" style:name="a1331">
      <style:graphic-properties draw:fill="none" draw:stroke="non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4">
      <style:drawing-page-properties draw:fill="gradient" draw:fill-gradient-name="a1153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1">
      <style:graphic-properties draw:fill="none" draw:stroke="non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presentation" style:name="a1225">
      <style:graphic-properties draw:fill="none" draw:stroke="none"/>
    </style:style>
    <style:style style:family="presentation" style:name="a1273">
      <style:graphic-properties draw:fill="none" draw:stroke="none"/>
    </style:style>
    <style:style style:family="drawing-page" style:name="a1227">
      <style:drawing-page-properties draw:fill="gradient" draw:fill-gradient-name="a1226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drawing-page" style:name="a1275">
      <style:drawing-page-properties draw:fill="gradient" draw:fill-gradient-name="a1274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1">
      <style:drawing-page-properties draw:fill="gradient" draw:fill-gradient-name="a1340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6">
      <style:graphic-properties draw:fill="none" draw:stroke="none"/>
    </style:style>
    <style:style style:family="paragraph" style:name="a116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8">
      <style:drawing-page-properties draw:fill="gradient" draw:fill-gradient-name="a1167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none" draw:stroke="none"/>
    </style:style>
    <style:style style:family="presentation" style:name="a1280">
      <style:graphic-properties draw:fill="none" draw:stroke="none"/>
    </style:style>
    <style:style style:family="presentation" style:name="a1233">
      <style:graphic-properties draw:fill="none" draw:stroke="non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5">
      <style:drawing-page-properties draw:fill="gradient" draw:fill-gradient-name="a1234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6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1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1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style:style style:family="drawing-page" style:name="a2140">
      <style:drawing-page-properties draw:fill="gradient" draw:fill-gradient-name="a1140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6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style:style style:family="paragraph" style:name="a2150">
      <style:paragraph-properties fo:line-height="100%" fo:text-align="center" style:tab-stop-distance="1in" fo:margin-left="0.5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53">
      <style:drawing-page-properties draw:fill="gradient" draw:fill-gradient-name="a1265" presentation:visibility="visible" draw:background-size="border" presentation:background-objects-visible="true" presentation:background-visible="true" presentation:display-header="false" presentation:display-footer="true" presentation:display-page-number="true" presentation:display-date-time="true"/>
    </style:style>
    <style:style style:family="presentation" style:name="a2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8">
      <style:graphic-properties draw:fill="none" draw:stroke="none"/>
    </style:style>
    <style:style style:family="presentation" style:name="a2159">
      <style:graphic-properties draw:fill="none" draw:stroke="none"/>
    </style:style>
    <style:style style:family="presentation" style:name="a2160">
      <style:graphic-properties draw:fill="none" draw:stroke="none"/>
    </style:style>
  </office:automatic-styles>
  <office:body>
    <office:presentation>
      <draw:page draw:name="Slide1" draw:style-name="a2140" draw:master-page-name="Master1-Layout1-title-Title-Slide" presentation:presentation-page-layout-name="Master1-PPL1" draw:id="Slide-1">
        <draw:frame draw:id="id1146" presentation:style-name="a2141" draw:name="Title 1" svg:x="0.75in" svg:y="2.32986in" svg:width="8.5in" svg:height="1.60764in" presentation:class="title" presentation:placeholder="false">
          <draw:text-box>
            <text:p text:style-name="a2142" text:class-names="" text:cond-style-name="">
<text:span text:style-name="a2143" text:class-names="">Titan, Wizard, Demon</text:span>
<text:span text:style-name="a2144" text:class-names=""/>
</text:p>
          </draw:text-box>
          <svg:title/>
          <svg:desc/>
        </draw:frame>
        <draw:frame draw:id="id1147" presentation:style-name="a2145" draw:name="Subtitle 2" svg:x="1.5in" svg:y="4.25in" svg:width="7in" svg:height="1.91667in" presentation:class="subtitle" presentation:placeholder="false">
          <draw:text-box>
            <text:p text:style-name="a2146" text:class-names="" text:cond-style-name="">
<text:span text:style-name="a2147" text:class-names="">John Varley</text:span>
</text:p>
            <text:list text:style-name="a2148">
              <text:list-item>
                <text:list text:style-name="a2149">
                  <text:list-item>
                    <text:p text:style-name="a2150" text:class-names="" text:cond-style-name="">
<text:span text:style-name="a2151" text:class-names=""/>
<text:span text:style-name="a2152" text:class-names=""/>
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2153" draw:master-page-name="Master1-Layout18-objAndTwoObj-Title,-Content,-and-2-Content" presentation:presentation-page-layout-name="Master1-PPL18" draw:id="Slide-2">
        <draw:frame draw:id="id1148" presentation:style-name="a2154" draw:name="Title 1" svg:x="0.5in" svg:y="0.06007in" svg:width="9in" svg:height="1.25in" presentation:class="title" presentation:placeholder="false" presentation:user-transformed="true">
          <draw:text-box>
            <text:p text:style-name="a2155" text:class-names="" text:cond-style-name="">
<text:span text:style-name="a2156" text:class-names="">Locus, Nebula, Hugo</text:span>
<text:span text:style-name="a2157" text:class-names=""/>
</text:p>
          </draw:text-box>
          <svg:title/>
          <svg:desc/>
        </draw:frame>
        <draw:frame draw:id="id1149" presentation:style-name="a2158" draw:name="Content Placeholder 5" svg:x="1.09304281333in" svg:y="1.580522in" svg:width="3.09262037333in" svg:height="5.138056in" style:rel-width="scale" style:rel-height="scale" presentation:class="graphic" presentation:placeholder="false" presentation:user-transformed="true">
          <draw:image xlink:href="media/image1.jpg" xlink:type="simple" xlink:show="embed" xlink:actuate="onLoad"/>
          <svg:title/>
          <svg:desc/>
        </draw:frame>
        <draw:frame draw:id="id1150" presentation:style-name="a2159" draw:name="Content Placeholder 6" svg:x="6.60943474815in" svg:y="1.398056in" svg:width="1.8936345037in" svg:height="2.809238in" style:rel-width="scale" style:rel-height="scale" presentation:class="graphic" presentation:placeholder="false" presentation:user-transformed="true">
          <draw:image xlink:href="media/image2.jpg" xlink:type="simple" xlink:show="embed" xlink:actuate="onLoad"/>
          <svg:title/>
          <svg:desc/>
        </draw:frame>
        <draw:frame draw:id="id1151" presentation:style-name="a2160" draw:name="Content Placeholder 7" svg:x="6.69151762374in" svg:y="4.240626in" svg:width="1.72900275252in" svg:height="2.660416in" style:rel-width="scale" style:rel-height="scale" presentation:class="graphic" presentation:placeholder="false" presentation:user-transformed="true">
          <draw:image xlink:href="media/image3.jp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39063in"/>
      <presentation:placeholder presentation:object="object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2.39063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4.30729in" svg:width="4.41667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0.5in" svg:y="4.30729in" svg:width="4.41667in" svg:height="2.39236in"/>
      <presentation:placeholder presentation:object="outline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39063in"/>
      <presentation:placeholder presentation:object="object" svg:x="5.08333in" svg:y="1.75in" svg:width="4.41667in" svg:height="2.39063in"/>
      <presentation:placeholder presentation:object="outline" svg:x="0.5in" svg:y="4.30729in" svg:width="9in" svg:height="2.39236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825" draw:style="linear" draw:angle="450" draw:start-color="#ff9999" draw:end-color="#ffffff" draw:start-intensity="100%" draw:end-intensity="100%"/>
    <draw:gradient draw:name="a226" draw:style="linear" draw:angle="450" draw:start-color="#ff9999" draw:end-color="#ffffff" draw:start-intensity="100%" draw:end-intensity="100%"/>
    <draw:gradient draw:name="a1249" draw:style="linear" draw:angle="450" draw:start-color="#ff9999" draw:end-color="#ffffff" draw:start-intensity="100%" draw:end-intensity="100%"/>
    <draw:gradient draw:name="a635" draw:style="linear" draw:angle="450" draw:start-color="#ff9999" draw:end-color="#ffffff" draw:start-intensity="100%" draw:end-intensity="100%"/>
    <draw:gradient draw:name="a704" draw:style="linear" draw:angle="450" draw:start-color="#ff9999" draw:end-color="#ffffff" draw:start-intensity="100%" draw:end-intensity="100%"/>
    <draw:gradient draw:name="a1289" draw:style="linear" draw:angle="450" draw:start-color="#ff9999" draw:end-color="#ffffff" draw:start-intensity="100%" draw:end-intensity="100%"/>
    <draw:gradient draw:name="a1234" draw:style="linear" draw:angle="450" draw:start-color="#ff9999" draw:end-color="#ffffff" draw:start-intensity="100%" draw:end-intensity="100%"/>
    <draw:gradient draw:name="a1340" draw:style="linear" draw:angle="450" draw:start-color="#ff9999" draw:end-color="#ffffff" draw:start-intensity="100%" draw:end-intensity="100%"/>
    <draw:gradient draw:name="a1167" draw:style="linear" draw:angle="450" draw:start-color="#ff9999" draw:end-color="#ffffff" draw:start-intensity="100%" draw:end-intensity="100%"/>
    <draw:gradient draw:name="a1274" draw:style="linear" draw:angle="450" draw:start-color="#ff9999" draw:end-color="#ffffff" draw:start-intensity="100%" draw:end-intensity="100%"/>
    <draw:gradient draw:name="a322" draw:style="linear" draw:angle="450" draw:start-color="#ff9999" draw:end-color="#ffffff" draw:start-intensity="100%" draw:end-intensity="100%"/>
    <draw:gradient draw:name="a1308" draw:style="linear" draw:angle="450" draw:start-color="#ff9999" draw:end-color="#ffffff" draw:start-intensity="100%" draw:end-intensity="100%"/>
    <draw:gradient draw:name="a1153" draw:style="linear" draw:angle="450" draw:start-color="#ff9999" draw:end-color="#ffffff" draw:start-intensity="100%" draw:end-intensity="100%"/>
    <draw:gradient draw:name="a258" draw:style="linear" draw:angle="450" draw:start-color="#ff9999" draw:end-color="#ffffff" draw:start-intensity="100%" draw:end-intensity="100%"/>
    <draw:gradient draw:name="a1049" draw:style="linear" draw:angle="450" draw:start-color="#ff9999" draw:end-color="#ffffff" draw:start-intensity="100%" draw:end-intensity="100%"/>
    <draw:gradient draw:name="a1118" draw:style="linear" draw:angle="450" draw:start-color="#ff9999" draw:end-color="#ffffff" draw:start-intensity="100%" draw:end-intensity="100%"/>
    <draw:gradient draw:name="a92" draw:style="linear" draw:angle="450" draw:start-color="#ff9999" draw:end-color="#ffffff" draw:start-intensity="100%" draw:end-intensity="100%"/>
    <draw:gradient draw:name="a911" draw:style="linear" draw:angle="450" draw:start-color="#ff9999" draw:end-color="#ffffff" draw:start-intensity="100%" draw:end-intensity="100%"/>
    <draw:gradient draw:name="a773" draw:style="linear" draw:angle="450" draw:start-color="#ff9999" draw:end-color="#ffffff" draw:start-intensity="100%" draw:end-intensity="100%"/>
    <draw:gradient draw:name="a297" draw:style="linear" draw:angle="450" draw:start-color="#ff9999" draw:end-color="#ffffff" draw:start-intensity="100%" draw:end-intensity="100%"/>
    <draw:gradient draw:name="a1226" draw:style="linear" draw:angle="450" draw:start-color="#ff9999" draw:end-color="#ffffff" draw:start-intensity="100%" draw:end-intensity="100%"/>
    <draw:gradient draw:name="a57" draw:style="linear" draw:angle="450" draw:start-color="#ff9999" draw:end-color="#ffffff" draw:start-intensity="100%" draw:end-intensity="100%"/>
    <draw:gradient draw:name="a0" draw:style="linear" draw:angle="450" draw:start-color="#ff9999" draw:end-color="#ffffff" draw:start-intensity="100%" draw:end-intensity="100%"/>
    <draw:gradient draw:name="a1265" draw:style="linear" draw:angle="450" draw:start-color="#ff9999" draw:end-color="#ffffff" draw:start-intensity="100%" draw:end-intensity="100%"/>
    <draw:gradient draw:name="a1196" draw:style="linear" draw:angle="450" draw:start-color="#ff9999" draw:end-color="#ffffff" draw:start-intensity="100%" draw:end-intensity="100%"/>
    <draw:gradient draw:name="a244" draw:style="linear" draw:angle="450" draw:start-color="#ff9999" draw:end-color="#ffffff" draw:start-intensity="100%" draw:end-intensity="100%"/>
    <draw:gradient draw:name="a1140" draw:style="linear" draw:angle="450" draw:start-color="#ff9999" draw:end-color="#ffffff" draw:start-intensity="100%" draw:end-intensity="100%"/>
    <draw:gradient draw:name="a583" draw:style="linear" draw:angle="450" draw:start-color="#ff9999" draw:end-color="#ffffff" draw:start-intensity="100%" draw:end-intensity="100%"/>
    <draw:gradient draw:name="a1211" draw:style="linear" draw:angle="450" draw:start-color="#ff9999" draw:end-color="#ffffff" draw:start-intensity="100%" draw:end-intensity="100%"/>
    <draw:gradient draw:name="a479" draw:style="linear" draw:angle="450" draw:start-color="#ff9999" draw:end-color="#ffffff" draw:start-intensity="100%" draw:end-intensity="100%"/>
    <draw:gradient draw:name="a392" draw:style="linear" draw:angle="450" draw:start-color="#ff9999" draw:end-color="#ffffff" draw:start-intensity="100%" draw:end-intensity="100%"/>
    <draw:gradient draw:name="a531" draw:style="linear" draw:angle="450" draw:start-color="#ff9999" draw:end-color="#ffffff" draw:start-intensity="100%" draw:end-intensity="100%"/>
    <draw:gradient draw:name="a357" draw:style="linear" draw:angle="450" draw:start-color="#ff9999" draw:end-color="#ffffff" draw:start-intensity="100%" draw:end-intensity="100%"/>
    <draw:gradient draw:name="a427" draw:style="linear" draw:angle="450" draw:start-color="#ff9999" draw:end-color="#ffffff" draw:start-intensity="100%" draw:end-intensity="100%"/>
    <draw:gradient draw:name="a1324" draw:style="linear" draw:angle="450" draw:start-color="#ff9999" draw:end-color="#ffffff" draw:start-intensity="100%" draw:end-intensity="100%"/>
    <draw:gradient draw:name="a166" draw:style="linear" draw:angle="450" draw:start-color="#ff9999" draw:end-color="#ffffff" draw:start-intensity="100%" draw:end-intensity="100%"/>
    <draw:gradient draw:name="a980" draw:style="linear" draw:angle="450" draw:start-color="#ff9999" draw:end-color="#ffffff" draw:start-intensity="100%" draw:end-intensity="100%"/>
    <draw:gradient draw:name="a1189" draw:style="linear" draw:angle="450" draw:start-color="#ff9999" draw:end-color="#ffffff" draw:start-intensity="100%" draw:end-intensity="100%"/>
    <draw:gradient draw:name="a35" draw:style="linear" draw:angle="450" draw:start-color="#ff9999" draw:end-color="#ffffff" draw:start-intensity="100%" draw:end-intensity="100%"/>
    <draw:gradient draw:name="a1299" draw:style="linear" draw:angle="450" draw:start-color="#ff9999" draw:end-color="#ffffff" draw:start-intensity="100%" draw:end-intensity="100%"/>
    <draw:gradient draw:name="a114" draw:style="linear" draw:angle="450" draw:start-color="#ff9999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8">
      <style:drawing-page-properties draw:fill="gradient" draw:fill-gradient-name="a42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2">
      <style:drawing-page-properties draw:fill="gradient" draw:fill-gradient-name="a53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5">
      <style:drawing-page-properties draw:fill="gradient" draw:fill-gradient-name="a70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gradient" draw:fill-gradient-name="a47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gradient" draw:fill-gradient-name="a58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6">
      <style:drawing-page-properties draw:fill="gradient" draw:fill-gradient-name="a82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gradient" draw:fill-gradient-name="a9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gradient" draw:fill-gradient-name="a77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9">
      <style:drawing-page-properties draw:fill="gradient" draw:fill-gradient-name="a11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0">
      <style:drawing-page-properties draw:fill="gradient" draw:fill-gradient-name="a104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gradient" draw:fill-gradient-name="a98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68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1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0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0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3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1">
      <draw:frame draw:id="id0" presentation:style-name="a5" draw:name="Title Placeholder 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2" svg:x="0.5in" svg:y="1.75in" svg:width="9in" svg:height="4.949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3" svg:x="0.5in" svg:y="6.95139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4" svg:x="3.41667in" svg:y="6.95139in" svg:width="3.16667in" svg:height="0.39931in" presentation:class="footer" presentation:placeholder="false">
        <draw:text-box>
          <text:p text:style-name="a29" text:class-names="" text:cond-style-name=""><text:span text:style-name="a28" text:class-names="">Gaea Trilogy</text:span></text:p>
        </draw:text-box>
        <svg:title/>
        <svg:desc/>
      </draw:frame>
      <draw:frame draw:id="id4" presentation:style-name="a34" draw:name="Slide Number Placeholder 5" svg:x="7.16667in" svg:y="6.95139in" svg:width="2.3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1" svg:x="0.75in" svg:y="2.32986in" svg:width="8.5in" svg:height="1.60764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4" draw:name="Subtitle 2" svg:x="1.5in" svg:y="4.25in" svg:width="7in" svg:height="1.91667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7" presentation:style-name="a49" draw:name="Date Placeholder 3" svg:x="0.5in" svg:y="6.95139in" svg:width="2.3333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Footer Placeholder 4" svg:x="3.41667in" svg:y="6.95139in" svg:width="3.16667in" svg:height="0.39931in" presentation:class="footer" presentation:placeholder="false">
        <draw:text-box>
          <text:p text:style-name="a51" text:class-names="" text:cond-style-name=""><text:span text:style-name="a50" text:class-names="">Gaea Trilogy</text:span></text:p>
        </draw:text-box>
        <svg:title/>
        <svg:desc/>
      </draw:frame>
      <draw:frame draw:id="id9" presentation:style-name="a56" draw:name="Slide Number Placeholder 5" svg:x="7.16667in" svg:y="6.95139in" svg:width="2.3333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4.9496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6.95139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6.95139in" svg:width="3.16667in" svg:height="0.39931in" presentation:class="footer" presentation:placeholder="false">
        <draw:text-box>
          <text:p text:style-name="a86" text:class-names="" text:cond-style-name=""><text:span text:style-name="a85" text:class-names="">Gaea Trilogy</text:span></text:p>
        </draw:text-box>
        <svg:title/>
        <svg:desc/>
      </draw:frame>
      <draw:frame draw:id="id14" presentation:style-name="a91" draw:name="Slide Number Placeholder 5" svg:x="7.16667in" svg:y="6.95139in" svg:width="2.3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0.78993in" svg:y="4.81944in" svg:width="8.5in" svg:height="1.48958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0.78993in" svg:y="3.17882in" svg:width="8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6.95139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6.95139in" svg:width="3.16667in" svg:height="0.39931in" presentation:class="footer" presentation:placeholder="false">
        <draw:text-box>
          <text:p text:style-name="a108" text:class-names="" text:cond-style-name=""><text:span text:style-name="a107" text:class-names="">Gaea Trilogy</text:span></text:p>
        </draw:text-box>
        <svg:title/>
        <svg:desc/>
      </draw:frame>
      <draw:frame draw:id="id19" presentation:style-name="a113" draw:name="Slide Number Placeholder 5" svg:x="7.16667in" svg:y="6.95139in" svg:width="2.3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6.95139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6.95139in" svg:width="3.16667in" svg:height="0.39931in" presentation:class="footer" presentation:placeholder="false">
        <draw:text-box>
          <text:p text:style-name="a160" text:class-names="" text:cond-style-name=""><text:span text:style-name="a159" text:class-names="">Gaea Trilogy</text:span></text:p>
        </draw:text-box>
        <svg:title/>
        <svg:desc/>
      </draw:frame>
      <draw:frame draw:id="id25" presentation:style-name="a165" draw:name="Slide Number Placeholder 6" svg:x="7.16667in" svg:y="6.95139in" svg:width="2.3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30035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69965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92" draw:name="Content Placeholder 3" svg:x="0.5in" svg:y="2.37847in" svg:width="4.4184in" svg:height="4.32118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Fifth le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Text Placeholder 4" svg:x="5.07986in" svg:y="1.67882in" svg:width="4.42014in" svg:height="0.69965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ck to edit Master text styles</text:span></text:p>
            </text:list-item>
          </text:list>
        </draw:text-box>
        <svg:title/>
        <svg:desc/>
      </draw:frame>
      <draw:frame draw:id="id30" presentation:style-name="a213" draw:name="Content Placeholder 5" svg:x="5.07986in" svg:y="2.37847in" svg:width="4.42014in" svg:height="4.3211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6.95139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6.95139in" svg:width="3.16667in" svg:height="0.39931in" presentation:class="footer" presentation:placeholder="false">
        <draw:text-box>
          <text:p text:style-name="a220" text:class-names="" text:cond-style-name=""><text:span text:style-name="a219" text:class-names="">Gaea Trilogy</text:span></text:p>
        </draw:text-box>
        <svg:title/>
        <svg:desc/>
      </draw:frame>
      <draw:frame draw:id="id33" presentation:style-name="a225" draw:name="Slide Number Placeholder 8" svg:x="7.16667in" svg:y="6.95139in" svg:width="2.3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6.95139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6.95139in" svg:width="3.16667in" svg:height="0.39931in" presentation:class="footer" presentation:placeholder="false">
        <draw:text-box>
          <text:p text:style-name="a238" text:class-names="" text:cond-style-name=""><text:span text:style-name="a237" text:class-names="">Gaea Trilogy</text:span></text:p>
        </draw:text-box>
        <svg:title/>
        <svg:desc/>
      </draw:frame>
      <draw:frame draw:id="id37" presentation:style-name="a243" draw:name="Slide Number Placeholder 4" svg:x="7.16667in" svg:y="6.95139in" svg:width="2.3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6.95139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6.95139in" svg:width="3.16667in" svg:height="0.39931in" presentation:class="footer" presentation:placeholder="false">
        <draw:text-box>
          <text:p text:style-name="a252" text:class-names="" text:cond-style-name=""><text:span text:style-name="a251" text:class-names="">Gaea Trilogy</text:span></text:p>
        </draw:text-box>
        <svg:title/>
        <svg:desc/>
      </draw:frame>
      <draw:frame draw:id="id40" presentation:style-name="a257" draw:name="Slide Number Placeholder 3" svg:x="7.16667in" svg:y="6.95139in" svg:width="2.3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80" draw:name="Content Placeholder 2" svg:x="3.90972in" svg:y="0.29861in" svg:width="5.59028in" svg:height="6.4010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Text Placeholder 3" svg:x="0.5in" svg:y="1.56944in" svg:width="3.28993in" svg:height="5.13021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44" presentation:style-name="a289" draw:name="Date Placeholder 4" svg:x="0.5in" svg:y="6.95139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6.95139in" svg:width="3.16667in" svg:height="0.39931in" presentation:class="footer" presentation:placeholder="false">
        <draw:text-box>
          <text:p text:style-name="a291" text:class-names="" text:cond-style-name=""><text:span text:style-name="a290" text:class-names="">Gaea Trilogy</text:span></text:p>
        </draw:text-box>
        <svg:title/>
        <svg:desc/>
      </draw:frame>
      <draw:frame draw:id="id46" presentation:style-name="a296" draw:name="Slide Number Placeholder 6" svg:x="7.16667in" svg:y="6.95139in" svg:width="2.3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1.96007in" svg:y="5.25in" svg:width="6in" svg:height="0.61979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5" draw:name="Picture Placeholder 2" svg:x="1.96007in" svg:y="0.67014in" svg:width="6in" svg:height="4.5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Text Placeholder 3" svg:x="1.96007in" svg:y="5.86979in" svg:width="6in" svg:height="0.88021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Click to edit Master text styles</text:span></text:p>
            </text:list-item>
          </text:list>
        </draw:text-box>
        <svg:title/>
        <svg:desc/>
      </draw:frame>
      <draw:frame draw:id="id50" presentation:style-name="a314" draw:name="Date Placeholder 4" svg:x="0.5in" svg:y="6.95139in" svg:width="2.3333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Footer Placeholder 5" svg:x="3.41667in" svg:y="6.95139in" svg:width="3.16667in" svg:height="0.39931in" presentation:class="footer" presentation:placeholder="false">
        <draw:text-box>
          <text:p text:style-name="a316" text:class-names="" text:cond-style-name=""><text:span text:style-name="a315" text:class-names="">Gaea Trilogy</text:span></text:p>
        </draw:text-box>
        <svg:title/>
        <svg:desc/>
      </draw:frame>
      <draw:frame draw:id="id52" presentation:style-name="a321" draw:name="Slide Number Placeholder 6" svg:x="7.16667in" svg:y="6.95139in" svg:width="2.3333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3">
      <draw:frame draw:id="id53" presentation:style-name="a327" draw:name="Title 1" svg:x="0.5in" svg:y="0.30035in" svg:width="9in" svg:height="1.25in" presentation:class="title" presentation:placeholder="false">
        <draw:text-box>
          <text:p text:style-name="a326" text:class-names="" text:cond-style-name=""><text:span text:style-name="a324" text:class-names="">Click to edit Master title style</text:span><text:span text:style-name="a325" text:class-names=""/></text:p>
        </draw:text-box>
        <svg:title/>
        <svg:desc/>
      </draw:frame>
      <draw:frame draw:id="id54" presentation:style-name="a344" draw:name="Vertical Text Placeholder 2" svg:x="0.5in" svg:y="1.75in" svg:width="9in" svg:height="4.94965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Fifth le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Date Placeholder 3" svg:x="0.5in" svg:y="6.95139in" svg:width="2.3333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Footer Placeholder 4" svg:x="3.41667in" svg:y="6.95139in" svg:width="3.16667in" svg:height="0.39931in" presentation:class="footer" presentation:placeholder="false">
        <draw:text-box>
          <text:p text:style-name="a351" text:class-names="" text:cond-style-name=""><text:span text:style-name="a350" text:class-names="">Gaea Trilogy</text:span></text:p>
        </draw:text-box>
        <svg:title/>
        <svg:desc/>
      </draw:frame>
      <draw:frame draw:id="id57" presentation:style-name="a356" draw:name="Slide Number Placeholder 5" svg:x="7.16667in" svg:y="6.95139in" svg:width="2.3333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8">
      <draw:frame draw:id="id58" presentation:style-name="a362" draw:name="Vertical Title 1" svg:x="7.25in" svg:y="0.30035in" svg:width="2.25in" svg:height="6.39931in" presentation:class="title" presentation:placeholder="false">
        <draw:text-box>
          <text:p text:style-name="a361" text:class-names="" text:cond-style-name=""><text:span text:style-name="a359" text:class-names="">Click to edit Master title style</text:span><text:span text:style-name="a360" text:class-names=""/></text:p>
        </draw:text-box>
        <svg:title/>
        <svg:desc/>
      </draw:frame>
      <draw:frame draw:id="id59" presentation:style-name="a379" draw:name="Vertical Text Placeholder 2" svg:x="0.5in" svg:y="0.30035in" svg:width="6.58333in" svg:height="6.39931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Fifth le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Date Placeholder 3" svg:x="0.5in" svg:y="6.95139in" svg:width="2.3333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Footer Placeholder 4" svg:x="3.41667in" svg:y="6.95139in" svg:width="3.16667in" svg:height="0.39931in" presentation:class="footer" presentation:placeholder="false">
        <draw:text-box>
          <text:p text:style-name="a386" text:class-names="" text:cond-style-name=""><text:span text:style-name="a385" text:class-names="">Gaea Trilogy</text:span></text:p>
        </draw:text-box>
        <svg:title/>
        <svg:desc/>
      </draw:frame>
      <draw:frame draw:id="id62" presentation:style-name="a391" draw:name="Slide Number Placeholder 5" svg:x="7.16667in" svg:y="6.95139in" svg:width="2.3333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  <style:master-page style:name="Master1-Layout12-tx-Title-and-Text" style:page-layout-name="pageLayout1" draw:style-name="a393">
      <draw:frame draw:id="id63" presentation:style-name="a397" draw:name="Title 1" svg:x="0.5in" svg:y="0.30035in" svg:width="9in" svg:height="1.25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64" presentation:style-name="a414" draw:name="Text Placeholder 2" svg:x="0.5in" svg:y="1.75in" svg:width="9in" svg:height="4.9496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  <text:list text:style-name="a403">
            <text:list-item>
              <text:list text:style-name="a403">
                <text:list-item>
                  <text:p text:style-name="a402" text:class-names="" text:cond-style-name=""><text:span text:style-name="a401" text:class-names="">Second level</text:span></text:p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p text:style-name="a405" text:class-names="" text:cond-style-name=""><text:span text:style-name="a404" text:class-names="">Third level</text:span></text:p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p text:style-name="a408" text:class-names="" text:cond-style-name=""><text:span text:style-name="a4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list text:style-name="a413">
                            <text:list-item>
                              <text:p text:style-name="a412" text:class-names="" text:cond-style-name=""><text:span text:style-name="a410" text:class-names="">Fifth level</text:span><text:span text:style-name="a4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9" draw:name="Date Placeholder 3" svg:x="0.5in" svg:y="6.95139in" svg:width="2.33333in" svg:height="0.39931in" presentation:class="date-time" presentation:placeholder="false">
        <draw:text-box>
          <text:p text:style-name="a418" text:class-names="" text:cond-style-name=""><text:span text:style-name="a415" text:class-names=""><text:date text:fixed="false" style:data-style-name="a416"/></text:span><text:span text:style-name="a417" text:class-names=""/></text:p>
        </draw:text-box>
        <svg:title/>
        <svg:desc/>
      </draw:frame>
      <draw:frame draw:id="id66" presentation:style-name="a422" draw:name="Footer Placeholder 4" svg:x="3.41667in" svg:y="6.95139in" svg:width="3.16667in" svg:height="0.39931in" presentation:class="footer" presentation:placeholder="false">
        <draw:text-box>
          <text:p text:style-name="a421" text:class-names="" text:cond-style-name=""><text:span text:style-name="a420" text:class-names="">Gaea Trilogy</text:span></text:p>
        </draw:text-box>
        <svg:title/>
        <svg:desc/>
      </draw:frame>
      <draw:frame draw:id="id67" presentation:style-name="a426" draw:name="Slide Number Placeholder 5" svg:x="7.16667in" svg:y="6.95139in" svg:width="2.33333in" svg:height="0.39931in" presentation:class="page-number" presentation:placeholder="false">
        <draw:text-box>
          <text:p text:style-name="a425" text:class-names="" text:cond-style-name=""><text:span text:style-name="a423" text:class-names=""><text:page-number style:num-format="1" text:fixed="false"/></text:span><text:span text:style-name="a424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28">
      <draw:frame draw:id="id68" presentation:style-name="a432" draw:name="Title 1" svg:x="0.5in" svg:y="0.30035in" svg:width="9in" svg:height="1.25in" presentation:class="title" presentation:placeholder="false">
        <draw:text-box>
          <text:p text:style-name="a431" text:class-names="" text:cond-style-name=""><text:span text:style-name="a429" text:class-names="">Click to edit Master title style</text:span><text:span text:style-name="a430" text:class-names=""/></text:p>
        </draw:text-box>
        <svg:title/>
        <svg:desc/>
      </draw:frame>
      <draw:frame draw:id="id69" presentation:style-name="a449" draw:name="Text Placeholder 2" svg:x="0.5in" svg:y="1.75in" svg:width="4.41667in" svg:height="4.94965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ck to edit Master text styles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Second level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hird level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5" text:class-names="">Fifth level</text:span><text:span text:style-name="a4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66" draw:name="Text Placeholder 3" svg:x="5.08333in" svg:y="1.75in" svg:width="4.41667in" svg:height="4.94965in" presentation:class="outline" presentation:placeholder="false">
        <draw:text-box>
          <text:list text:style-name="a452">
            <text:list-item>
              <text:p text:style-name="a451" text:class-names="" text:cond-style-name=""><text:span text:style-name="a450" text:class-names="">Click to edit Master text styles</text:span></text:p>
            </text:list-item>
          </text:list>
          <text:list text:style-name="a455">
            <text:list-item>
              <text:list text:style-name="a455">
                <text:list-item>
                  <text:p text:style-name="a454" text:class-names="" text:cond-style-name=""><text:span text:style-name="a453" text:class-names="">Second level</text:span></text:p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p text:style-name="a457" text:class-names="" text:cond-style-name=""><text:span text:style-name="a456" text:class-names="">Third level</text:span></text:p>
                    </text:list-item>
                  </text:list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list text:style-name="a461">
                        <text:list-item>
                          <text:p text:style-name="a460" text:class-names="" text:cond-style-name=""><text:span text:style-name="a4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5">
            <text:list-item>
              <text:list text:style-name="a465">
                <text:list-item>
                  <text:list text:style-name="a465">
                    <text:list-item>
                      <text:list text:style-name="a465">
                        <text:list-item>
                          <text:list text:style-name="a465">
                            <text:list-item>
                              <text:p text:style-name="a464" text:class-names="" text:cond-style-name=""><text:span text:style-name="a462" text:class-names="">Fifth level</text:span><text:span text:style-name="a4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71" draw:name="Date Placeholder 4" svg:x="0.5in" svg:y="6.95139in" svg:width="2.33333in" svg:height="0.39931in" presentation:class="date-time" presentation:placeholder="false">
        <draw:text-box>
          <text:p text:style-name="a470" text:class-names="" text:cond-style-name=""><text:span text:style-name="a467" text:class-names=""><text:date text:fixed="false" style:data-style-name="a468"/></text:span><text:span text:style-name="a469" text:class-names=""/></text:p>
        </draw:text-box>
        <svg:title/>
        <svg:desc/>
      </draw:frame>
      <draw:frame draw:id="id72" presentation:style-name="a474" draw:name="Footer Placeholder 5" svg:x="3.41667in" svg:y="6.95139in" svg:width="3.16667in" svg:height="0.39931in" presentation:class="footer" presentation:placeholder="false">
        <draw:text-box>
          <text:p text:style-name="a473" text:class-names="" text:cond-style-name=""><text:span text:style-name="a472" text:class-names="">Gaea Trilogy</text:span></text:p>
        </draw:text-box>
        <svg:title/>
        <svg:desc/>
      </draw:frame>
      <draw:frame draw:id="id73" presentation:style-name="a478" draw:name="Slide Number Placeholder 6" svg:x="7.16667in" svg:y="6.95139in" svg:width="2.33333in" svg:height="0.39931in" presentation:class="page-number" presentation:placeholder="false">
        <draw:text-box>
          <text:p text:style-name="a477" text:class-names="" text:cond-style-name=""><text:span text:style-name="a475" text:class-names=""><text:page-number style:num-format="1" text:fixed="false"/></text:span><text:span text:style-name="a476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80">
      <draw:frame draw:id="id74" presentation:style-name="a484" draw:name="Title 1" svg:x="0.5in" svg:y="0.30035in" svg:width="9in" svg:height="1.25in" presentation:class="title" presentation:placeholder="false">
        <draw:text-box>
          <text:p text:style-name="a483" text:class-names="" text:cond-style-name=""><text:span text:style-name="a481" text:class-names="">Click to edit Master title style</text:span><text:span text:style-name="a482" text:class-names=""/></text:p>
        </draw:text-box>
        <svg:title/>
        <svg:desc/>
      </draw:frame>
      <draw:frame draw:id="id75" presentation:style-name="a501" draw:name="Text Placeholder 2" svg:x="0.5in" svg:y="1.75in" svg:width="9in" svg:height="2.39063in" presentation:class="outline" presentation:placeholder="false">
        <draw:text-box>
          <text:list text:style-name="a487">
            <text:list-item>
              <text:p text:style-name="a486" text:class-names="" text:cond-style-name=""><text:span text:style-name="a485" text:class-names="">Click to edit Master text styles</text:span></text:p>
            </text:list-item>
          </text:list>
          <text:list text:style-name="a490">
            <text:list-item>
              <text:list text:style-name="a490">
                <text:list-item>
                  <text:p text:style-name="a489" text:class-names="" text:cond-style-name=""><text:span text:style-name="a488" text:class-names="">Second level</text:span></text:p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p text:style-name="a492" text:class-names="" text:cond-style-name=""><text:span text:style-name="a491" text:class-names="">Third level</text:span></text:p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p text:style-name="a495" text:class-names="" text:cond-style-name=""><text:span text:style-name="a4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list text:style-name="a500">
                            <text:list-item>
                              <text:p text:style-name="a499" text:class-names="" text:cond-style-name=""><text:span text:style-name="a497" text:class-names="">Fifth level</text:span><text:span text:style-name="a4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18" draw:name="Content Placeholder 3" svg:x="0.5in" svg:y="4.30729in" svg:width="9in" svg:height="2.39236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Click to 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list text:style-name="a517">
                            <text:list-item>
                              <text:p text:style-name="a516" text:class-names="" text:cond-style-name=""><text:span text:style-name="a514" text:class-names="">Fifth level</text:span><text:span text:style-name="a5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23" draw:name="Date Placeholder 4" svg:x="0.5in" svg:y="6.95139in" svg:width="2.3333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/></text:span><text:span text:style-name="a521" text:class-names=""/></text:p>
        </draw:text-box>
        <svg:title/>
        <svg:desc/>
      </draw:frame>
      <draw:frame draw:id="id78" presentation:style-name="a526" draw:name="Footer Placeholder 5" svg:x="3.41667in" svg:y="6.95139in" svg:width="3.16667in" svg:height="0.39931in" presentation:class="footer" presentation:placeholder="false">
        <draw:text-box>
          <text:p text:style-name="a525" text:class-names="" text:cond-style-name=""><text:span text:style-name="a524" text:class-names="">Gaea Trilogy</text:span></text:p>
        </draw:text-box>
        <svg:title/>
        <svg:desc/>
      </draw:frame>
      <draw:frame draw:id="id79" presentation:style-name="a530" draw:name="Slide Number Placeholder 6" svg:x="7.16667in" svg:y="6.95139in" svg:width="2.3333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/></text:span><text:span text:style-name="a528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32">
      <draw:frame draw:id="id80" presentation:style-name="a536" draw:name="Title 1" svg:x="0.5in" svg:y="0.30035in" svg:width="9in" svg:height="1.25in" presentation:class="title" presentation:placeholder="false">
        <draw:text-box>
          <text:p text:style-name="a535" text:class-names="" text:cond-style-name=""><text:span text:style-name="a533" text:class-names="">Click to edit Master title style</text:span><text:span text:style-name="a534" text:class-names=""/></text:p>
        </draw:text-box>
        <svg:title/>
        <svg:desc/>
      </draw:frame>
      <draw:frame draw:id="id81" presentation:style-name="a553" draw:name="Text Placeholder 2" svg:x="0.5in" svg:y="1.75in" svg:width="4.41667in" svg:height="4.9496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Click to edit Master text styles</text:span></text:p>
            </text:list-item>
          </text:list>
          <text:list text:style-name="a542">
            <text:list-item>
              <text:list text:style-name="a542">
                <text:list-item>
                  <text:p text:style-name="a541" text:class-names="" text:cond-style-name=""><text:span text:style-name="a540" text:class-names="">Second level</text:span></text:p>
                </text:list-item>
              </text:list>
            </text:list-item>
          </text:list>
          <text:list text:style-name="a545">
            <text:list-item>
              <text:list text:style-name="a545">
                <text:list-item>
                  <text:list text:style-name="a545">
                    <text:list-item>
                      <text:p text:style-name="a544" text:class-names="" text:cond-style-name=""><text:span text:style-name="a543" text:class-names="">Third level</text:span></text:p>
                    </text:list-item>
                  </text:list>
                </text:list-item>
              </text:list>
            </text:list-item>
          </text:list>
          <text:list text:style-name="a548">
            <text:list-item>
              <text:list text:style-name="a548">
                <text:list-item>
                  <text:list text:style-name="a548">
                    <text:list-item>
                      <text:list text:style-name="a548">
                        <text:list-item>
                          <text:p text:style-name="a547" text:class-names="" text:cond-style-name=""><text:span text:style-name="a5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list text:style-name="a552">
                        <text:list-item>
                          <text:list text:style-name="a552">
                            <text:list-item>
                              <text:p text:style-name="a551" text:class-names="" text:cond-style-name=""><text:span text:style-name="a549" text:class-names="">Fifth level</text:span><text:span text:style-name="a5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70" draw:name="Content Placeholder 3" svg:x="5.08333in" svg:y="1.75in" svg:width="4.41667in" svg:height="4.94965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ck to edit Master text styles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cond le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hird le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Fifth level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75" draw:name="Date Placeholder 4" svg:x="0.5in" svg:y="6.95139in" svg:width="2.33333in" svg:height="0.39931in" presentation:class="date-time" presentation:placeholder="false">
        <draw:text-box>
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</draw:text-box>
        <svg:title/>
        <svg:desc/>
      </draw:frame>
      <draw:frame draw:id="id84" presentation:style-name="a578" draw:name="Footer Placeholder 5" svg:x="3.41667in" svg:y="6.95139in" svg:width="3.16667in" svg:height="0.39931in" presentation:class="footer" presentation:placeholder="false">
        <draw:text-box>
          <text:p text:style-name="a577" text:class-names="" text:cond-style-name=""><text:span text:style-name="a576" text:class-names="">Gaea Trilogy</text:span></text:p>
        </draw:text-box>
        <svg:title/>
        <svg:desc/>
      </draw:frame>
      <draw:frame draw:id="id85" presentation:style-name="a582" draw:name="Slide Number Placeholder 6" svg:x="7.16667in" svg:y="6.95139in" svg:width="2.33333in" svg:height="0.39931in" presentation:class="page-number" presentation:placeholder="false">
        <draw:text-box>
          <text:p text:style-name="a581" text:class-names="" text:cond-style-name=""><text:span text:style-name="a579" text:class-names=""><text:page-number style:num-format="1" text:fixed="false"/></text:span><text:span text:style-name="a580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84">
      <draw:frame draw:id="id86" presentation:style-name="a588" draw:name="Title 1" svg:x="0.5in" svg:y="0.30035in" svg:width="9in" svg:height="1.25in" presentation:class="title" presentation:placeholder="false">
        <draw:text-box>
          <text:p text:style-name="a587" text:class-names="" text:cond-style-name=""><text:span text:style-name="a585" text:class-names="">Click to edit Master title style</text:span><text:span text:style-name="a586" text:class-names=""/></text:p>
        </draw:text-box>
        <svg:title/>
        <svg:desc/>
      </draw:frame>
      <draw:frame draw:id="id87" presentation:style-name="a605" draw:name="Content Placeholder 2" svg:x="0.5in" svg:y="1.75in" svg:width="4.41667in" svg:height="4.94965in" presentation:class="object" presentation:placeholder="false">
        <draw:text-box>
          <text:list text:style-name="a591">
            <text:list-item>
              <text:p text:style-name="a590" text:class-names="" text:cond-style-name=""><text:span text:style-name="a589" text:class-names="">Click to edit Master text styles</text:span></text:p>
            </text:list-item>
          </text:list>
          <text:list text:style-name="a594">
            <text:list-item>
              <text:list text:style-name="a594">
                <text:list-item>
                  <text:p text:style-name="a593" text:class-names="" text:cond-style-name=""><text:span text:style-name="a592" text:class-names="">Second level</text:span></text:p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p text:style-name="a596" text:class-names="" text:cond-style-name=""><text:span text:style-name="a595" text:class-names="">Third level</text:span></text:p>
                    </text:list-item>
                  </text:list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list text:style-name="a600">
                        <text:list-item>
                          <text:p text:style-name="a599" text:class-names="" text:cond-style-name=""><text:span text:style-name="a5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list text:style-name="a604">
                            <text:list-item>
                              <text:p text:style-name="a603" text:class-names="" text:cond-style-name=""><text:span text:style-name="a601" text:class-names="">Fifth level</text:span><text:span text:style-name="a6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22" draw:name="Text Placeholder 3" svg:x="5.08333in" svg:y="1.75in" svg:width="4.41667in" svg:height="4.94965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  <text:list text:style-name="a611">
            <text:list-item>
              <text:list text:style-name="a611">
                <text:list-item>
                  <text:p text:style-name="a610" text:class-names="" text:cond-style-name=""><text:span text:style-name="a609" text:class-names="">Second level</text:span></text:p>
                </text:list-item>
              </text:list>
            </text:list-item>
          </text:list>
          <text:list text:style-name="a614">
            <text:list-item>
              <text:list text:style-name="a614">
                <text:list-item>
                  <text:list text:style-name="a614">
                    <text:list-item>
                      <text:p text:style-name="a613" text:class-names="" text:cond-style-name=""><text:span text:style-name="a612" text:class-names="">Third level</text:span></text:p>
                    </text:list-item>
                  </text:list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list text:style-name="a617">
                        <text:list-item>
                          <text:p text:style-name="a616" text:class-names="" text:cond-style-name=""><text:span text:style-name="a6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list text:style-name="a621">
                            <text:list-item>
                              <text:p text:style-name="a620" text:class-names="" text:cond-style-name=""><text:span text:style-name="a618" text:class-names="">Fifth level</text:span><text:span text:style-name="a6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7" draw:name="Date Placeholder 4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3" text:class-names=""><text:date text:fixed="false" style:data-style-name="a624"/></text:span><text:span text:style-name="a625" text:class-names=""/></text:p>
        </draw:text-box>
        <svg:title/>
        <svg:desc/>
      </draw:frame>
      <draw:frame draw:id="id90" presentation:style-name="a630" draw:name="Footer Placeholder 5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>Gaea Trilogy</text:span></text:p>
        </draw:text-box>
        <svg:title/>
        <svg:desc/>
      </draw:frame>
      <draw:frame draw:id="id91" presentation:style-name="a634" draw:name="Slide Number Placeholder 6" svg:x="7.16667in" svg:y="6.95139in" svg:width="2.33333in" svg:height="0.39931in" presentation:class="page-number" presentation:placeholder="false">
        <draw:text-box>
          <text:p text:style-name="a633" text:class-names="" text:cond-style-name=""><text:span text:style-name="a631" text:class-names=""><text:page-number style:num-format="1" text:fixed="false"/></text:span><text:span text:style-name="a632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36">
      <draw:frame draw:id="id92" presentation:style-name="a640" draw:name="Title 1" svg:x="0.5in" svg:y="0.30035in" svg:width="9in" svg:height="1.25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draw:frame draw:id="id93" presentation:style-name="a657" draw:name="Text Placeholder 2" svg:x="0.5in" svg:y="1.75in" svg:width="4.41667in" svg:height="4.94965in" presentation:class="outline" presentation:placeholder="false">
        <draw:text-box>
          <text:list text:style-name="a643">
            <text:list-item>
              <text:p text:style-name="a642" text:class-names="" text:cond-style-name=""><text:span text:style-name="a641" text:class-names="">Click to edit Master text styles</text:span></text:p>
            </text:list-item>
          </text:list>
          <text:list text:style-name="a646">
            <text:list-item>
              <text:list text:style-name="a646">
                <text:list-item>
                  <text:p text:style-name="a645" text:class-names="" text:cond-style-name=""><text:span text:style-name="a644" text:class-names="">Second level</text:span></text:p>
                </text:list-item>
              </text:list>
            </text:list-item>
          </text:list>
          <text:list text:style-name="a649">
            <text:list-item>
              <text:list text:style-name="a649">
                <text:list-item>
                  <text:list text:style-name="a649">
                    <text:list-item>
                      <text:p text:style-name="a648" text:class-names="" text:cond-style-name=""><text:span text:style-name="a647" text:class-names="">Third level</text:span></text:p>
                    </text:list-item>
                  </text:list>
                </text:list-item>
              </text:list>
            </text:list-item>
          </text:list>
          <text:list text:style-name="a652">
            <text:list-item>
              <text:list text:style-name="a652">
                <text:list-item>
                  <text:list text:style-name="a652">
                    <text:list-item>
                      <text:list text:style-name="a652">
                        <text:list-item>
                          <text:p text:style-name="a651" text:class-names="" text:cond-style-name=""><text:span text:style-name="a6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list text:style-name="a656">
                        <text:list-item>
                          <text:list text:style-name="a656">
                            <text:list-item>
                              <text:p text:style-name="a655" text:class-names="" text:cond-style-name=""><text:span text:style-name="a653" text:class-names="">Fifth level</text:span><text:span text:style-name="a6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74" draw:name="Content Placeholder 3" svg:x="5.08333in" svg:y="1.75in" svg:width="4.41667in" svg:height="2.39063in" presentation:class="object" presentation:placeholder="false">
        <draw:text-box>
          <text:list text:style-name="a660">
            <text:list-item>
              <text:p text:style-name="a659" text:class-names="" text:cond-style-name=""><text:span text:style-name="a658" text:class-names="">Click to edit Master text styles</text:span></text:p>
            </text:list-item>
          </text:list>
          <text:list text:style-name="a663">
            <text:list-item>
              <text:list text:style-name="a663">
                <text:list-item>
                  <text:p text:style-name="a662" text:class-names="" text:cond-style-name=""><text:span text:style-name="a661" text:class-names="">Second level</text:span></text:p>
                </text:list-item>
              </text:list>
            </text:list-item>
          </text:list>
          <text:list text:style-name="a666">
            <text:list-item>
              <text:list text:style-name="a666">
                <text:list-item>
                  <text:list text:style-name="a666">
                    <text:list-item>
                      <text:p text:style-name="a665" text:class-names="" text:cond-style-name=""><text:span text:style-name="a664" text:class-names="">Third level</text:span></text:p>
                    </text:list-item>
                  </text:list>
                </text:list-item>
              </text:list>
            </text:list-item>
          </text:list>
          <text:list text:style-name="a669">
            <text:list-item>
              <text:list text:style-name="a669">
                <text:list-item>
                  <text:list text:style-name="a669">
                    <text:list-item>
                      <text:list text:style-name="a669">
                        <text:list-item>
                          <text:p text:style-name="a668" text:class-names="" text:cond-style-name=""><text:span text:style-name="a6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3">
            <text:list-item>
              <text:list text:style-name="a673">
                <text:list-item>
                  <text:list text:style-name="a673">
                    <text:list-item>
                      <text:list text:style-name="a673">
                        <text:list-item>
                          <text:list text:style-name="a673">
                            <text:list-item>
                              <text:p text:style-name="a672" text:class-names="" text:cond-style-name=""><text:span text:style-name="a670" text:class-names="">Fifth level</text:span><text:span text:style-name="a6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91" draw:name="Content Placeholder 4" svg:x="5.08333in" svg:y="4.30729in" svg:width="4.41667in" svg:height="2.39236in" presentation:class="object" presentation:placeholder="false">
        <draw:text-box>
          <text:list text:style-name="a677">
            <text:list-item>
              <text:p text:style-name="a676" text:class-names="" text:cond-style-name=""><text:span text:style-name="a675" text:class-names="">Click to edit Master text styles</text:span></text:p>
            </text:list-item>
          </text:list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Second level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Third level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list text:style-name="a690">
                        <text:list-item>
                          <text:list text:style-name="a690">
                            <text:list-item>
                              <text:p text:style-name="a689" text:class-names="" text:cond-style-name=""><text:span text:style-name="a687" text:class-names="">Fifth level</text:span><text:span text:style-name="a6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96" draw:name="Date Placeholder 5" svg:x="0.5in" svg:y="6.95139in" svg:width="2.33333in" svg:height="0.39931in" presentation:class="date-time" presentation:placeholder="false">
        <draw:text-box>
          <text:p text:style-name="a695" text:class-names="" text:cond-style-name=""><text:span text:style-name="a692" text:class-names=""><text:date text:fixed="false" style:data-style-name="a693"/></text:span><text:span text:style-name="a694" text:class-names=""/></text:p>
        </draw:text-box>
        <svg:title/>
        <svg:desc/>
      </draw:frame>
      <draw:frame draw:id="id97" presentation:style-name="a699" draw:name="Footer Placeholder 6" svg:x="3.41667in" svg:y="6.95139in" svg:width="3.16667in" svg:height="0.39931in" presentation:class="footer" presentation:placeholder="false">
        <draw:text-box>
          <text:p text:style-name="a698" text:class-names="" text:cond-style-name=""><text:span text:style-name="a697" text:class-names="">Gaea Trilogy</text:span></text:p>
        </draw:text-box>
        <svg:title/>
        <svg:desc/>
      </draw:frame>
      <draw:frame draw:id="id98" presentation:style-name="a703" draw:name="Slide Number Placeholder 7" svg:x="7.16667in" svg:y="6.95139in" svg:width="2.33333in" svg:height="0.39931in" presentation:class="page-number" presentation:placeholder="false">
        <draw:text-box>
          <text:p text:style-name="a702" text:class-names="" text:cond-style-name=""><text:span text:style-name="a700" text:class-names=""><text:page-number style:num-format="1" text:fixed="false"/></text:span><text:span text:style-name="a701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705">
      <draw:frame draw:id="id99" presentation:style-name="a709" draw:name="Title 1" svg:x="0.5in" svg:y="0.30035in" svg:width="9in" svg:height="1.25in" presentation:class="title" presentation:placeholder="false">
        <draw:text-box>
          <text:p text:style-name="a708" text:class-names="" text:cond-style-name=""><text:span text:style-name="a706" text:class-names="">Click to edit Master title style</text:span><text:span text:style-name="a707" text:class-names=""/></text:p>
        </draw:text-box>
        <svg:title/>
        <svg:desc/>
      </draw:frame>
      <draw:frame draw:id="id100" presentation:style-name="a726" draw:name="Content Placeholder 2" svg:x="0.5in" svg:y="1.75in" svg:width="4.41667in" svg:height="4.94965in" presentation:class="object" presentation:placeholder="false">
        <draw:text-box>
          <text:list text:style-name="a712">
            <text:list-item>
              <text:p text:style-name="a711" text:class-names="" text:cond-style-name=""><text:span text:style-name="a710" text:class-names="">Click to edit Master text styles</text:span></text:p>
            </text:list-item>
          </text:list>
          <text:list text:style-name="a715">
            <text:list-item>
              <text:list text:style-name="a715">
                <text:list-item>
                  <text:p text:style-name="a714" text:class-names="" text:cond-style-name=""><text:span text:style-name="a713" text:class-names="">Second level</text:span></text:p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p text:style-name="a717" text:class-names="" text:cond-style-name=""><text:span text:style-name="a716" text:class-names="">Third level</text:span></text:p>
                    </text:list-item>
                  </text:list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list text:style-name="a721">
                        <text:list-item>
                          <text:p text:style-name="a720" text:class-names="" text:cond-style-name=""><text:span text:style-name="a7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list text:style-name="a725">
                            <text:list-item>
                              <text:p text:style-name="a724" text:class-names="" text:cond-style-name=""><text:span text:style-name="a722" text:class-names="">Fifth level</text:span><text:span text:style-name="a7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43" draw:name="Content Placeholder 3" svg:x="5.08333in" svg:y="1.75in" svg:width="4.41667in" svg:height="2.39063in" presentation:class="object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cond le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hird le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39" text:class-names="">Fifth level</text:span><text:span text:style-name="a7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0" draw:name="Content Placeholder 4" svg:x="5.08333in" svg:y="4.30729in" svg:width="4.41667in" svg:height="2.39236in" presentation:class="object" presentation:placeholder="false">
        <draw:text-box>
          <text:list text:style-name="a746">
            <text:list-item>
              <text:p text:style-name="a745" text:class-names="" text:cond-style-name=""><text:span text:style-name="a744" text:class-names="">Click to edit Master text styles</text:span></text:p>
            </text:list-item>
          </text:list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Second level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hird level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9">
            <text:list-item>
              <text:list text:style-name="a759">
                <text:list-item>
                  <text:list text:style-name="a759">
                    <text:list-item>
                      <text:list text:style-name="a759">
                        <text:list-item>
                          <text:list text:style-name="a759">
                            <text:list-item>
                              <text:p text:style-name="a758" text:class-names="" text:cond-style-name=""><text:span text:style-name="a756" text:class-names="">Fifth level</text:span><text:span text:style-name="a7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65" draw:name="Date Placeholder 5" svg:x="0.5in" svg:y="6.95139in" svg:width="2.33333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/></text:span><text:span text:style-name="a763" text:class-names=""/></text:p>
        </draw:text-box>
        <svg:title/>
        <svg:desc/>
      </draw:frame>
      <draw:frame draw:id="id104" presentation:style-name="a768" draw:name="Footer Placeholder 6" svg:x="3.41667in" svg:y="6.95139in" svg:width="3.16667in" svg:height="0.39931in" presentation:class="footer" presentation:placeholder="false">
        <draw:text-box>
          <text:p text:style-name="a767" text:class-names="" text:cond-style-name=""><text:span text:style-name="a766" text:class-names="">Gaea Trilogy</text:span></text:p>
        </draw:text-box>
        <svg:title/>
        <svg:desc/>
      </draw:frame>
      <draw:frame draw:id="id105" presentation:style-name="a772" draw:name="Slide Number Placeholder 7" svg:x="7.16667in" svg:y="6.95139in" svg:width="2.33333in" svg:height="0.39931in" presentation:class="page-number" presentation:placeholder="false">
        <draw:text-box>
          <text:p text:style-name="a771" text:class-names="" text:cond-style-name=""><text:span text:style-name="a769" text:class-names=""><text:page-number style:num-format="1" text:fixed="false"/></text:span><text:span text:style-name="a770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74">
      <draw:frame draw:id="id106" presentation:style-name="a778" draw:name="Title 1" svg:x="0.5in" svg:y="0.30035in" svg:width="9in" svg:height="1.2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107" presentation:style-name="a795" draw:name="Content Placeholder 2" svg:x="0.5in" svg:y="1.75in" svg:width="9in" svg:height="2.39063in" presentation:class="object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12" draw:name="Text Placeholder 3" svg:x="0.5in" svg:y="4.30729in" svg:width="9in" svg:height="2.39236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Click to edit Master text styles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Second level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Third level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ifth level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7" draw:name="Date Placeholder 4" svg:x="0.5in" svg:y="6.95139in" svg:width="2.33333in" svg:height="0.39931in" presentation:class="date-time" presentation:placeholder="false">
        <draw:text-box>
          <text:p text:style-name="a816" text:class-names="" text:cond-style-name=""><text:span text:style-name="a813" text:class-names=""><text:date text:fixed="false" style:data-style-name="a814"/></text:span><text:span text:style-name="a815" text:class-names=""/></text:p>
        </draw:text-box>
        <svg:title/>
        <svg:desc/>
      </draw:frame>
      <draw:frame draw:id="id110" presentation:style-name="a820" draw:name="Footer Placeholder 5" svg:x="3.41667in" svg:y="6.95139in" svg:width="3.16667in" svg:height="0.39931in" presentation:class="footer" presentation:placeholder="false">
        <draw:text-box>
          <text:p text:style-name="a819" text:class-names="" text:cond-style-name=""><text:span text:style-name="a818" text:class-names="">Gaea Trilogy</text:span></text:p>
        </draw:text-box>
        <svg:title/>
        <svg:desc/>
      </draw:frame>
      <draw:frame draw:id="id111" presentation:style-name="a824" draw:name="Slide Number Placeholder 6" svg:x="7.16667in" svg:y="6.95139in" svg:width="2.33333in" svg:height="0.39931in" presentation:class="page-number" presentation:placeholder="false">
        <draw:text-box>
          <text:p text:style-name="a823" text:class-names="" text:cond-style-name=""><text:span text:style-name="a821" text:class-names=""><text:page-number style:num-format="1" text:fixed="false"/></text:span><text:span text:style-name="a822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26">
      <draw:frame draw:id="id112" presentation:style-name="a830" draw:name="Title 1" svg:x="0.5in" svg:y="0.30035in" svg:width="9in" svg:height="1.25in" presentation:class="title" presentation:placeholder="false">
        <draw:text-box>
          <text:p text:style-name="a829" text:class-names="" text:cond-style-name=""><text:span text:style-name="a827" text:class-names="">Click to edit Master title style</text:span><text:span text:style-name="a828" text:class-names=""/></text:p>
        </draw:text-box>
        <svg:title/>
        <svg:desc/>
      </draw:frame>
      <draw:frame draw:id="id113" presentation:style-name="a847" draw:name="Content Placeholder 2" svg:x="0.5in" svg:y="1.75in" svg:width="4.41667in" svg:height="2.39063in" presentation:class="object" presentation:placeholder="false">
        <draw:text-box>
          <text:list text:style-name="a833">
            <text:list-item>
              <text:p text:style-name="a832" text:class-names="" text:cond-style-name=""><text:span text:style-name="a831" text:class-names="">Click to edit Master text styles</text:span></text:p>
            </text:list-item>
          </text:list>
          <text:list text:style-name="a836">
            <text:list-item>
              <text:list text:style-name="a836">
                <text:list-item>
                  <text:p text:style-name="a835" text:class-names="" text:cond-style-name=""><text:span text:style-name="a834" text:class-names="">Second level</text:span></text:p>
                </text:list-item>
              </text:list>
            </text:list-item>
          </text:list>
          <text:list text:style-name="a839">
            <text:list-item>
              <text:list text:style-name="a839">
                <text:list-item>
                  <text:list text:style-name="a839">
                    <text:list-item>
                      <text:p text:style-name="a838" text:class-names="" text:cond-style-name=""><text:span text:style-name="a837" text:class-names="">Third level</text:span></text:p>
                    </text:list-item>
                  </text:list>
                </text:list-item>
              </text:list>
            </text:list-item>
          </text:list>
          <text:list text:style-name="a842">
            <text:list-item>
              <text:list text:style-name="a842">
                <text:list-item>
                  <text:list text:style-name="a842">
                    <text:list-item>
                      <text:list text:style-name="a842">
                        <text:list-item>
                          <text:p text:style-name="a841" text:class-names="" text:cond-style-name=""><text:span text:style-name="a8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6">
            <text:list-item>
              <text:list text:style-name="a846">
                <text:list-item>
                  <text:list text:style-name="a846">
                    <text:list-item>
                      <text:list text:style-name="a846">
                        <text:list-item>
                          <text:list text:style-name="a846">
                            <text:list-item>
                              <text:p text:style-name="a845" text:class-names="" text:cond-style-name=""><text:span text:style-name="a843" text:class-names="">Fifth level</text:span><text:span text:style-name="a8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64" draw:name="Content Placeholder 3" svg:x="5.08333in" svg:y="1.75in" svg:width="4.41667in" svg:height="2.39063in" presentation:class="object" presentation:placeholder="false">
        <draw:text-box>
          <text:list text:style-name="a850">
            <text:list-item>
              <text:p text:style-name="a849" text:class-names="" text:cond-style-name=""><text:span text:style-name="a848" text:class-names="">Click to edit Master text styles</text:span></text:p>
            </text:list-item>
          </text:list>
          <text:list text:style-name="a853">
            <text:list-item>
              <text:list text:style-name="a853">
                <text:list-item>
                  <text:p text:style-name="a852" text:class-names="" text:cond-style-name=""><text:span text:style-name="a851" text:class-names="">Second level</text:span></text:p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p text:style-name="a855" text:class-names="" text:cond-style-name=""><text:span text:style-name="a854" text:class-names="">Third level</text:span></text:p>
                    </text:list-item>
                  </text:list>
                </text:list-item>
              </text:list>
            </text:list-item>
          </text:list>
          <text:list text:style-name="a859">
            <text:list-item>
              <text:list text:style-name="a859">
                <text:list-item>
                  <text:list text:style-name="a859">
                    <text:list-item>
                      <text:list text:style-name="a859">
                        <text:list-item>
                          <text:p text:style-name="a858" text:class-names="" text:cond-style-name=""><text:span text:style-name="a8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3">
            <text:list-item>
              <text:list text:style-name="a863">
                <text:list-item>
                  <text:list text:style-name="a863">
                    <text:list-item>
                      <text:list text:style-name="a863">
                        <text:list-item>
                          <text:list text:style-name="a863">
                            <text:list-item>
                              <text:p text:style-name="a862" text:class-names="" text:cond-style-name=""><text:span text:style-name="a860" text:class-names="">Fifth level</text:span><text:span text:style-name="a8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81" draw:name="Content Placeholder 4" svg:x="0.5in" svg:y="4.30729in" svg:width="4.41667in" svg:height="2.39236in" presentation:class="object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ck to edit Master text styles</text:span></text:p>
            </text:list-item>
          </text:list>
          <text:list text:style-name="a870">
            <text:list-item>
              <text:list text:style-name="a870">
                <text:list-item>
                  <text:p text:style-name="a869" text:class-names="" text:cond-style-name=""><text:span text:style-name="a868" text:class-names="">Second level</text:span></text:p>
                </text:list-item>
              </text:list>
            </text:list-item>
          </text:list>
          <text:list text:style-name="a873">
            <text:list-item>
              <text:list text:style-name="a873">
                <text:list-item>
                  <text:list text:style-name="a873">
                    <text:list-item>
                      <text:p text:style-name="a872" text:class-names="" text:cond-style-name=""><text:span text:style-name="a871" text:class-names="">Third level</text:span></text:p>
                    </text:list-item>
                  </text:list>
                </text:list-item>
              </text:list>
            </text:list-item>
          </text:list>
          <text:list text:style-name="a876">
            <text:list-item>
              <text:list text:style-name="a876">
                <text:list-item>
                  <text:list text:style-name="a876">
                    <text:list-item>
                      <text:list text:style-name="a876">
                        <text:list-item>
                          <text:p text:style-name="a875" text:class-names="" text:cond-style-name=""><text:span text:style-name="a8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0">
            <text:list-item>
              <text:list text:style-name="a880">
                <text:list-item>
                  <text:list text:style-name="a880">
                    <text:list-item>
                      <text:list text:style-name="a880">
                        <text:list-item>
                          <text:list text:style-name="a880">
                            <text:list-item>
                              <text:p text:style-name="a879" text:class-names="" text:cond-style-name=""><text:span text:style-name="a877" text:class-names="">Fifth level</text:span><text:span text:style-name="a8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8" draw:name="Content Placeholder 5" svg:x="5.08333in" svg:y="4.30729in" svg:width="4.41667in" svg:height="2.39236in" presentation:class="object" presentation:placeholder="false">
        <draw:text-box>
          <text:list text:style-name="a884">
            <text:list-item>
              <text:p text:style-name="a883" text:class-names="" text:cond-style-name=""><text:span text:style-name="a882" text:class-names="">Click to edit Master text styles</text:span></text:p>
            </text:list-item>
          </text:list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903" draw:name="Date Placeholder 6" svg:x="0.5in" svg:y="6.95139in" svg:width="2.33333in" svg:height="0.39931in" presentation:class="date-time" presentation:placeholder="false">
        <draw:text-box>
          <text:p text:style-name="a902" text:class-names="" text:cond-style-name=""><text:span text:style-name="a899" text:class-names=""><text:date text:fixed="false" style:data-style-name="a900"/></text:span><text:span text:style-name="a901" text:class-names=""/></text:p>
        </draw:text-box>
        <svg:title/>
        <svg:desc/>
      </draw:frame>
      <draw:frame draw:id="id118" presentation:style-name="a906" draw:name="Footer Placeholder 7" svg:x="3.41667in" svg:y="6.95139in" svg:width="3.16667in" svg:height="0.39931in" presentation:class="footer" presentation:placeholder="false">
        <draw:text-box>
          <text:p text:style-name="a905" text:class-names="" text:cond-style-name=""><text:span text:style-name="a904" text:class-names="">Gaea Trilogy</text:span></text:p>
        </draw:text-box>
        <svg:title/>
        <svg:desc/>
      </draw:frame>
      <draw:frame draw:id="id119" presentation:style-name="a910" draw:name="Slide Number Placeholder 8" svg:x="7.16667in" svg:y="6.95139in" svg:width="2.33333in" svg:height="0.39931in" presentation:class="page-number" presentation:placeholder="false">
        <draw:text-box>
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912">
      <draw:frame draw:id="id120" presentation:style-name="a916" draw:name="Title 1" svg:x="0.5in" svg:y="0.30035in" svg:width="9in" svg:height="1.25in" presentation:class="title" presentation:placeholder="false">
        <draw:text-box>
          <text:p text:style-name="a915" text:class-names="" text:cond-style-name=""><text:span text:style-name="a913" text:class-names="">Click to edit Master title style</text:span><text:span text:style-name="a914" text:class-names=""/></text:p>
        </draw:text-box>
        <svg:title/>
        <svg:desc/>
      </draw:frame>
      <draw:frame draw:id="id121" presentation:style-name="a933" draw:name="Content Placeholder 2" svg:x="0.5in" svg:y="1.75in" svg:width="4.41667in" svg:height="2.39063in" presentation:class="object" presentation:placeholder="false">
        <draw:text-box>
          <text:list text:style-name="a919">
            <text:list-item>
              <text:p text:style-name="a918" text:class-names="" text:cond-style-name=""><text:span text:style-name="a917" text:class-names="">Click to edit Master text styles</text:span></text:p>
            </text:list-item>
          </text:list>
          <text:list text:style-name="a922">
            <text:list-item>
              <text:list text:style-name="a922">
                <text:list-item>
                  <text:p text:style-name="a921" text:class-names="" text:cond-style-name=""><text:span text:style-name="a920" text:class-names="">Second level</text:span></text:p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p text:style-name="a924" text:class-names="" text:cond-style-name=""><text:span text:style-name="a923" text:class-names="">Third level</text:span></text:p>
                    </text:list-item>
                  </text:list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list text:style-name="a928">
                        <text:list-item>
                          <text:p text:style-name="a927" text:class-names="" text:cond-style-name=""><text:span text:style-name="a9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2">
            <text:list-item>
              <text:list text:style-name="a932">
                <text:list-item>
                  <text:list text:style-name="a932">
                    <text:list-item>
                      <text:list text:style-name="a932">
                        <text:list-item>
                          <text:list text:style-name="a932">
                            <text:list-item>
                              <text:p text:style-name="a931" text:class-names="" text:cond-style-name=""><text:span text:style-name="a929" text:class-names="">Fifth level</text:span><text:span text:style-name="a9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50" draw:name="Content Placeholder 3" svg:x="0.5in" svg:y="4.30729in" svg:width="4.41667in" svg:height="2.39236in" presentation:class="object" presentation:placeholder="false">
        <draw:text-box>
          <text:list text:style-name="a936">
            <text:list-item>
              <text:p text:style-name="a935" text:class-names="" text:cond-style-name=""><text:span text:style-name="a934" text:class-names="">Click to edit Master text styles</text:span></text:p>
            </text:list-item>
          </text:list>
          <text:list text:style-name="a939">
            <text:list-item>
              <text:list text:style-name="a939">
                <text:list-item>
                  <text:p text:style-name="a938" text:class-names="" text:cond-style-name=""><text:span text:style-name="a937" text:class-names="">Second level</text:span></text:p>
                </text:list-item>
              </text:list>
            </text:list-item>
          </text:list>
          <text:list text:style-name="a942">
            <text:list-item>
              <text:list text:style-name="a942">
                <text:list-item>
                  <text:list text:style-name="a942">
                    <text:list-item>
                      <text:p text:style-name="a941" text:class-names="" text:cond-style-name=""><text:span text:style-name="a940" text:class-names="">Third level</text:span></text:p>
                    </text:list-item>
                  </text:list>
                </text:list-item>
              </text:list>
            </text:list-item>
          </text:list>
          <text:list text:style-name="a945">
            <text:list-item>
              <text:list text:style-name="a945">
                <text:list-item>
                  <text:list text:style-name="a945">
                    <text:list-item>
                      <text:list text:style-name="a945">
                        <text:list-item>
                          <text:p text:style-name="a944" text:class-names="" text:cond-style-name=""><text:span text:style-name="a9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9">
            <text:list-item>
              <text:list text:style-name="a949">
                <text:list-item>
                  <text:list text:style-name="a949">
                    <text:list-item>
                      <text:list text:style-name="a949">
                        <text:list-item>
                          <text:list text:style-name="a949">
                            <text:list-item>
                              <text:p text:style-name="a948" text:class-names="" text:cond-style-name=""><text:span text:style-name="a946" text:class-names="">Fifth level</text:span><text:span text:style-name="a9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67" draw:name="Content Placeholder 4" svg:x="5.08333in" svg:y="1.75in" svg:width="4.41667in" svg:height="4.94965in" presentation:class="object" presentation:placeholder="false">
        <draw:text-box>
          <text:list text:style-name="a953">
            <text:list-item>
              <text:p text:style-name="a952" text:class-names="" text:cond-style-name=""><text:span text:style-name="a951" text:class-names="">Click to edit Master text styles</text:span></text:p>
            </text:list-item>
          </text:list>
          <text:list text:style-name="a956">
            <text:list-item>
              <text:list text:style-name="a956">
                <text:list-item>
                  <text:p text:style-name="a955" text:class-names="" text:cond-style-name=""><text:span text:style-name="a954" text:class-names="">Second level</text:span></text:p>
                </text:list-item>
              </text:list>
            </text:list-item>
          </text:list>
          <text:list text:style-name="a959">
            <text:list-item>
              <text:list text:style-name="a959">
                <text:list-item>
                  <text:list text:style-name="a959">
                    <text:list-item>
                      <text:p text:style-name="a958" text:class-names="" text:cond-style-name=""><text:span text:style-name="a957" text:class-names="">Third level</text:span></text:p>
                    </text:list-item>
                  </text:list>
                </text:list-item>
              </text:list>
            </text:list-item>
          </text:list>
          <text:list text:style-name="a962">
            <text:list-item>
              <text:list text:style-name="a962">
                <text:list-item>
                  <text:list text:style-name="a962">
                    <text:list-item>
                      <text:list text:style-name="a962">
                        <text:list-item>
                          <text:p text:style-name="a961" text:class-names="" text:cond-style-name=""><text:span text:style-name="a9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6">
            <text:list-item>
              <text:list text:style-name="a966">
                <text:list-item>
                  <text:list text:style-name="a966">
                    <text:list-item>
                      <text:list text:style-name="a966">
                        <text:list-item>
                          <text:list text:style-name="a966">
                            <text:list-item>
                              <text:p text:style-name="a965" text:class-names="" text:cond-style-name=""><text:span text:style-name="a963" text:class-names="">Fifth level</text:span><text:span text:style-name="a9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2" draw:name="Date Placeholder 5" svg:x="0.5in" svg:y="6.95139in" svg:width="2.33333in" svg:height="0.39931in" presentation:class="date-time" presentation:placeholder="false">
        <draw:text-box>
          <text:p text:style-name="a971" text:class-names="" text:cond-style-name=""><text:span text:style-name="a968" text:class-names=""><text:date text:fixed="false" style:data-style-name="a969"/></text:span><text:span text:style-name="a970" text:class-names=""/></text:p>
        </draw:text-box>
        <svg:title/>
        <svg:desc/>
      </draw:frame>
      <draw:frame draw:id="id125" presentation:style-name="a975" draw:name="Footer Placeholder 6" svg:x="3.41667in" svg:y="6.95139in" svg:width="3.16667in" svg:height="0.39931in" presentation:class="footer" presentation:placeholder="false">
        <draw:text-box>
          <text:p text:style-name="a974" text:class-names="" text:cond-style-name=""><text:span text:style-name="a973" text:class-names="">Gaea Trilogy</text:span></text:p>
        </draw:text-box>
        <svg:title/>
        <svg:desc/>
      </draw:frame>
      <draw:frame draw:id="id126" presentation:style-name="a979" draw:name="Slide Number Placeholder 7" svg:x="7.16667in" svg:y="6.95139in" svg:width="2.33333in" svg:height="0.39931in" presentation:class="page-number" presentation:placeholder="false">
        <draw:text-box>
          <text:p text:style-name="a978" text:class-names="" text:cond-style-name=""><text:span text:style-name="a976" text:class-names=""><text:page-number style:num-format="1" text:fixed="false"/></text:span><text:span text:style-name="a977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81">
      <draw:frame draw:id="id127" presentation:style-name="a985" draw:name="Title 1" svg:x="0.5in" svg:y="0.30035in" svg:width="9in" svg:height="1.25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128" presentation:style-name="a1002" draw:name="Content Placeholder 2" svg:x="0.5in" svg:y="1.75in" svg:width="4.41667in" svg:height="2.39063in" presentation:class="object" presentation:placeholder="false">
        <draw:text-box>
          <text:list text:style-name="a988">
            <text:list-item>
              <text:p text:style-name="a987" text:class-names="" text:cond-style-name=""><text:span text:style-name="a986" text:class-names="">Click to edit Master text styles</text:span></text:p>
            </text:list-item>
          </text:list>
          <text:list text:style-name="a991">
            <text:list-item>
              <text:list text:style-name="a991">
                <text:list-item>
                  <text:p text:style-name="a990" text:class-names="" text:cond-style-name=""><text:span text:style-name="a989" text:class-names="">Second level</text:span></text:p>
                </text:list-item>
              </text:list>
            </text:list-item>
          </text:list>
          <text:list text:style-name="a994">
            <text:list-item>
              <text:list text:style-name="a994">
                <text:list-item>
                  <text:list text:style-name="a994">
                    <text:list-item>
                      <text:p text:style-name="a993" text:class-names="" text:cond-style-name=""><text:span text:style-name="a992" text:class-names="">Third level</text:span></text:p>
                    </text:list-item>
                  </text:list>
                </text:list-item>
              </text:list>
            </text:list-item>
          </text:list>
          <text:list text:style-name="a997">
            <text:list-item>
              <text:list text:style-name="a997">
                <text:list-item>
                  <text:list text:style-name="a997">
                    <text:list-item>
                      <text:list text:style-name="a997">
                        <text:list-item>
                          <text:p text:style-name="a996" text:class-names="" text:cond-style-name=""><text:span text:style-name="a9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8" text:class-names="">Fifth level</text:span><text:span text:style-name="a9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19" draw:name="Content Placeholder 3" svg:x="0.5in" svg:y="4.30729in" svg:width="4.41667in" svg:height="2.39236in" presentation:class="object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Click to edit Master text styles</text:span></text:p>
            </text:list-item>
          </text:list>
          <text:list text:style-name="a1008">
            <text:list-item>
              <text:list text:style-name="a1008">
                <text:list-item>
                  <text:p text:style-name="a1007" text:class-names="" text:cond-style-name=""><text:span text:style-name="a1006" text:class-names="">Second level</text:span></text:p>
                </text:list-item>
              </text:list>
            </text:list-item>
          </text:list>
          <text:list text:style-name="a1011">
            <text:list-item>
              <text:list text:style-name="a1011">
                <text:list-item>
                  <text:list text:style-name="a1011">
                    <text:list-item>
                      <text:p text:style-name="a1010" text:class-names="" text:cond-style-name=""><text:span text:style-name="a10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4">
            <text:list-item>
              <text:list text:style-name="a1014">
                <text:list-item>
                  <text:list text:style-name="a1014">
                    <text:list-item>
                      <text:list text:style-name="a1014">
                        <text:list-item>
                          <text:p text:style-name="a1013" text:class-names="" text:cond-style-name=""><text:span text:style-name="a10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8">
            <text:list-item>
              <text:list text:style-name="a1018">
                <text:list-item>
                  <text:list text:style-name="a1018">
                    <text:list-item>
                      <text:list text:style-name="a1018">
                        <text:list-item>
                          <text:list text:style-name="a1018">
                            <text:list-item>
                              <text:p text:style-name="a1017" text:class-names="" text:cond-style-name=""><text:span text:style-name="a1015" text:class-names="">Fifth level</text:span><text:span text:style-name="a10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36" draw:name="Text Placeholder 4" svg:x="5.08333in" svg:y="1.75in" svg:width="4.41667in" svg:height="4.94965in" presentation:class="outline" presentation:placeholder="false">
        <draw:text-box>
          <text:list text:style-name="a1022">
            <text:list-item>
              <text:p text:style-name="a1021" text:class-names="" text:cond-style-name=""><text:span text:style-name="a1020" text:class-names="">Click to edit Master text styles</text:span></text:p>
            </text:list-item>
          </text:list>
          <text:list text:style-name="a1025">
            <text:list-item>
              <text:list text:style-name="a1025">
                <text:list-item>
                  <text:p text:style-name="a1024" text:class-names="" text:cond-style-name=""><text:span text:style-name="a1023" text:class-names="">Second level</text:span></text:p>
                </text:list-item>
              </text:list>
            </text:list-item>
          </text:list>
          <text:list text:style-name="a1028">
            <text:list-item>
              <text:list text:style-name="a1028">
                <text:list-item>
                  <text:list text:style-name="a1028">
                    <text:list-item>
                      <text:p text:style-name="a1027" text:class-names="" text:cond-style-name=""><text:span text:style-name="a10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1">
            <text:list-item>
              <text:list text:style-name="a1031">
                <text:list-item>
                  <text:list text:style-name="a1031">
                    <text:list-item>
                      <text:list text:style-name="a1031">
                        <text:list-item>
                          <text:p text:style-name="a1030" text:class-names="" text:cond-style-name=""><text:span text:style-name="a10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5">
            <text:list-item>
              <text:list text:style-name="a1035">
                <text:list-item>
                  <text:list text:style-name="a1035">
                    <text:list-item>
                      <text:list text:style-name="a1035">
                        <text:list-item>
                          <text:list text:style-name="a1035">
                            <text:list-item>
                              <text:p text:style-name="a1034" text:class-names="" text:cond-style-name=""><text:span text:style-name="a1032" text:class-names="">Fifth level</text:span><text:span text:style-name="a10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41" draw:name="Date Placeholder 5" svg:x="0.5in" svg:y="6.95139in" svg:width="2.33333in" svg:height="0.39931in" presentation:class="date-time" presentation:placeholder="false">
        <draw:text-box>
          <text:p text:style-name="a1040" text:class-names="" text:cond-style-name=""><text:span text:style-name="a1037" text:class-names=""><text:date text:fixed="false" style:data-style-name="a1038"/></text:span><text:span text:style-name="a1039" text:class-names=""/></text:p>
        </draw:text-box>
        <svg:title/>
        <svg:desc/>
      </draw:frame>
      <draw:frame draw:id="id132" presentation:style-name="a1044" draw:name="Footer Placeholder 6" svg:x="3.41667in" svg:y="6.95139in" svg:width="3.16667in" svg:height="0.39931in" presentation:class="footer" presentation:placeholder="false">
        <draw:text-box>
          <text:p text:style-name="a1043" text:class-names="" text:cond-style-name=""><text:span text:style-name="a1042" text:class-names="">Gaea Trilogy</text:span></text:p>
        </draw:text-box>
        <svg:title/>
        <svg:desc/>
      </draw:frame>
      <draw:frame draw:id="id133" presentation:style-name="a1048" draw:name="Slide Number Placeholder 7" svg:x="7.16667in" svg:y="6.95139in" svg:width="2.33333in" svg:height="0.39931in" presentation:class="page-number" presentation:placeholder="false">
        <draw:text-box>
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50">
      <draw:frame draw:id="id134" presentation:style-name="a1054" draw:name="Title 1" svg:x="0.5in" svg:y="0.30035in" svg:width="9in" svg:height="1.25in" presentation:class="title" presentation:placeholder="false">
        <draw:text-box>
          <text:p text:style-name="a1053" text:class-names="" text:cond-style-name=""><text:span text:style-name="a1051" text:class-names="">Click to edit Master title style</text:span><text:span text:style-name="a1052" text:class-names=""/></text:p>
        </draw:text-box>
        <svg:title/>
        <svg:desc/>
      </draw:frame>
      <draw:frame draw:id="id135" presentation:style-name="a1071" draw:name="Content Placeholder 2" svg:x="0.5in" svg:y="1.75in" svg:width="4.41667in" svg:height="2.39063in" presentation:class="object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Click to edit Master text style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Second level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list text:style-name="a1070">
                        <text:list-item>
                          <text:list text:style-name="a1070">
                            <text:list-item>
                              <text:p text:style-name="a1069" text:class-names="" text:cond-style-name=""><text:span text:style-name="a1067" text:class-names="">Fifth level</text:span><text:span text:style-name="a10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88" draw:name="Content Placeholder 3" svg:x="5.08333in" svg:y="1.75in" svg:width="4.41667in" svg:height="2.39063in" presentation:class="object" presentation:placeholder="false">
        <draw:text-box>
          <text:list text:style-name="a1074">
            <text:list-item>
              <text:p text:style-name="a1073" text:class-names="" text:cond-style-name=""><text:span text:style-name="a1072" text:class-names="">Click to edit Master text styles</text:span></text:p>
            </text:list-item>
          </text:list>
          <text:list text:style-name="a1077">
            <text:list-item>
              <text:list text:style-name="a1077">
                <text:list-item>
                  <text:p text:style-name="a1076" text:class-names="" text:cond-style-name=""><text:span text:style-name="a1075" text:class-names="">Second level</text:span></text:p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p text:style-name="a1079" text:class-names="" text:cond-style-name=""><text:span text:style-name="a10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3">
            <text:list-item>
              <text:list text:style-name="a1083">
                <text:list-item>
                  <text:list text:style-name="a1083">
                    <text:list-item>
                      <text:list text:style-name="a1083">
                        <text:list-item>
                          <text:p text:style-name="a1082" text:class-names="" text:cond-style-name=""><text:span text:style-name="a10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7">
            <text:list-item>
              <text:list text:style-name="a1087">
                <text:list-item>
                  <text:list text:style-name="a1087">
                    <text:list-item>
                      <text:list text:style-name="a1087">
                        <text:list-item>
                          <text:list text:style-name="a1087">
                            <text:list-item>
                              <text:p text:style-name="a1086" text:class-names="" text:cond-style-name=""><text:span text:style-name="a1084" text:class-names="">Fifth level</text:span><text:span text:style-name="a10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105" draw:name="Text Placeholder 4" svg:x="0.5in" svg:y="4.30729in" svg:width="9in" svg:height="2.39236in" presentation:class="outline" presentation:placeholder="false">
        <draw:text-box>
          <text:list text:style-name="a1091">
            <text:list-item>
              <text:p text:style-name="a1090" text:class-names="" text:cond-style-name=""><text:span text:style-name="a1089" text:class-names="">Click to edit Master text styles</text:span></text:p>
            </text:list-item>
          </text:list>
          <text:list text:style-name="a1094">
            <text:list-item>
              <text:list text:style-name="a1094">
                <text:list-item>
                  <text:p text:style-name="a1093" text:class-names="" text:cond-style-name=""><text:span text:style-name="a1092" text:class-names="">Second level</text:span></text:p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p text:style-name="a1096" text:class-names="" text:cond-style-name=""><text:span text:style-name="a109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0">
            <text:list-item>
              <text:list text:style-name="a1100">
                <text:list-item>
                  <text:list text:style-name="a1100">
                    <text:list-item>
                      <text:list text:style-name="a1100">
                        <text:list-item>
                          <text:p text:style-name="a1099" text:class-names="" text:cond-style-name=""><text:span text:style-name="a10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1" text:class-names="">Fifth level</text:span><text:span text:style-name="a11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110" draw:name="Date Placeholder 5" svg:x="0.5in" svg:y="6.95139in" svg:width="2.33333in" svg:height="0.39931in" presentation:class="date-time" presentation:placeholder="false">
        <draw:text-box>
          <text:p text:style-name="a1109" text:class-names="" text:cond-style-name=""><text:span text:style-name="a1106" text:class-names=""><text:date text:fixed="false" style:data-style-name="a1107"/></text:span><text:span text:style-name="a1108" text:class-names=""/></text:p>
        </draw:text-box>
        <svg:title/>
        <svg:desc/>
      </draw:frame>
      <draw:frame draw:id="id139" presentation:style-name="a1113" draw:name="Footer Placeholder 6" svg:x="3.41667in" svg:y="6.95139in" svg:width="3.16667in" svg:height="0.39931in" presentation:class="footer" presentation:placeholder="false">
        <draw:text-box>
          <text:p text:style-name="a1112" text:class-names="" text:cond-style-name=""><text:span text:style-name="a1111" text:class-names="">Gaea Trilogy</text:span></text:p>
        </draw:text-box>
        <svg:title/>
        <svg:desc/>
      </draw:frame>
      <draw:frame draw:id="id140" presentation:style-name="a1117" draw:name="Slide Number Placeholder 7" svg:x="7.16667in" svg:y="6.95139in" svg:width="2.33333in" svg:height="0.39931in" presentation:class="page-number" presentation:placeholder="false">
        <draw:text-box>
          <text:p text:style-name="a1116" text:class-names="" text:cond-style-name=""><text:span text:style-name="a1114" text:class-names=""><text:page-number style:num-format="1" text:fixed="false"/></text:span><text:span text:style-name="a1115" text:class-names=""/></text:p>
        </draw:text-box>
        <svg:title/>
        <svg:desc/>
      </draw:frame>
    </style:master-page>
    <style:master-page style:name="Master1-Layout24-tbl-Title-and-Table" style:page-layout-name="pageLayout1" draw:style-name="a1119">
      <draw:frame draw:id="id141" presentation:style-name="a1123" draw:name="Title 1" svg:x="0.5in" svg:y="0.30035in" svg:width="9in" svg:height="1.25in" presentation:class="title" presentation:placeholder="false">
        <draw:text-box>
          <text:p text:style-name="a1122" text:class-names="" text:cond-style-name=""><text:span text:style-name="a1120" text:class-names="">Click to edit Master title style</text:span><text:span text:style-name="a1121" text:class-names=""/></text:p>
        </draw:text-box>
        <svg:title/>
        <svg:desc/>
      </draw:frame>
      <draw:frame draw:id="id142" presentation:style-name="a1127" draw:name="Table Placeholder 2" svg:x="0.5in" svg:y="1.75in" svg:width="9in" svg:height="4.94965in" presentation:class="table" presentation:placeholder="false">
        <draw:text-box>
          <text:list text:style-name="a1126">
            <text:list-item>
              <text:p text:style-name="a1125" text:class-names="" text:cond-style-name=""><text:span text:style-name="a1124" text:class-names=""/></text:p>
            </text:list-item>
          </text:list>
        </draw:text-box>
        <svg:title/>
        <svg:desc/>
      </draw:frame>
      <draw:frame draw:id="id143" presentation:style-name="a1132" draw:name="Date Placeholder 3" svg:x="0.5in" svg:y="6.95139in" svg:width="2.33333in" svg:height="0.39931in" presentation:class="date-time" presentation:placeholder="false">
        <draw:text-box>
          <text:p text:style-name="a1131" text:class-names="" text:cond-style-name=""><text:span text:style-name="a1128" text:class-names=""><text:date text:fixed="false" style:data-style-name="a1129"/></text:span><text:span text:style-name="a1130" text:class-names=""/></text:p>
        </draw:text-box>
        <svg:title/>
        <svg:desc/>
      </draw:frame>
      <draw:frame draw:id="id144" presentation:style-name="a1135" draw:name="Footer Placeholder 4" svg:x="3.41667in" svg:y="6.95139in" svg:width="3.16667in" svg:height="0.39931in" presentation:class="footer" presentation:placeholder="false">
        <draw:text-box>
          <text:p text:style-name="a1134" text:class-names="" text:cond-style-name=""><text:span text:style-name="a1133" text:class-names="">Gaea Trilogy</text:span></text:p>
        </draw:text-box>
        <svg:title/>
        <svg:desc/>
      </draw:frame>
      <draw:frame draw:id="id145" presentation:style-name="a1139" draw:name="Slide Number Placeholder 5" svg:x="7.16667in" svg:y="6.95139in" svg:width="2.33333in" svg:height="0.39931in" presentation:class="page-number" presentation:placeholder="false">
        <draw:text-box>
          <text:p text:style-name="a1138" text:class-names="" text:cond-style-name=""><text:span text:style-name="a1136" text:class-names=""><text:page-number style:num-format="1" text:fixed="false"/></text:span><text:span text:style-name="a113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ODPSlides</meta:initial-creator>
    <dc:creator>ODPSlides</dc:creator>
    <meta:creation-date>2015-11-01T22:04:08</meta:creation-date>
    <dc:date>2015-11-01T22:04:08</dc:date>
    <meta:editing-cycles>1</meta:editing-cycles>
    <meta:editing-duration>PT0S</meta:editing-duration>
    <meta:document-statistic meta:paragraph-count="38" meta:word-count="60"/>
  </office:meta>
</office:document-meta>
</file>